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text-properties fo:font-size="12pt"/>
    </style:style>
    <style:style style:name="P4" style:family="paragraph">
      <loext:graphic-properties draw:fill="solid" draw:fill-color="#000000"/>
    </style:style>
    <style:style style:name="gr1" style:family="graphic">
      <style:graphic-properties svg:stroke-width="0.199cm" svg:stroke-color="#000000" draw:marker-start-width="0.949cm" draw:marker-end-width="0.949cm" draw:fill="none" draw:textarea-horizontal-align="justify" draw:textarea-vertical-align="middle" draw:auto-grow-height="false" fo:min-height="3.508cm" fo:min-width="1.93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94cm" draw:marker-end-width="0.494cm" draw:fill="none" draw:textarea-horizontal-align="justify" draw:textarea-vertical-align="middle" draw:auto-grow-height="false" fo:min-height="1.473cm" fo:min-width="1.566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94cm" draw:marker-end-width="0.494cm" draw:fill="solid" draw:fill-color="#000000" draw:textarea-horizontal-align="justify" draw:textarea-vertical-align="middle" draw:auto-grow-height="false" fo:min-height="0.182cm" fo:min-width="3.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94cm" draw:marker-end-width="0.494cm" draw:fill="none" draw:textarea-horizontal-align="justify" draw:textarea-vertical-align="middle" draw:auto-grow-height="false" fo:min-height="1.427cm" fo:min-width="1.52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94cm" draw:marker-end-width="0.494cm" draw:fill="solid" draw:fill-color="#000000" draw:textarea-horizontal-align="justify" draw:textarea-vertical-align="middle" draw:auto-grow-height="false" fo:min-height="0cm" fo:min-width="3.06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000000" draw:marker-start-width="0.494cm" draw:marker-end-width="0.494cm" draw:fill="solid" draw:fill-color="#000000" draw:textarea-horizontal-align="justify" draw:textarea-vertical-align="middle" draw:auto-grow-height="false" fo:min-height="0cm" fo:min-width="3.3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000000" draw:marker-start-width="0.494cm" draw:marker-end-width="0.494cm" draw:fill="solid" draw:fill-color="#000000" draw:textarea-horizontal-align="justify" draw:textarea-vertical-align="middle" draw:auto-grow-height="false" fo:min-height="0cm" fo:min-width="4.5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1" draw:style-name="gr1" draw:text-style-name="P1" svg:width="2.366cm" svg:height="3.936cm" svg:x="2.281cm" svg:y="1.4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2" draw:style-name="gr2" draw:text-style-name="P2" svg:width="2.213cm" svg:height="2.08cm" svg:x="7.287cm" svg:y="2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3" draw:style-name="gr3" draw:text-style-name="P3" svg:width="3.44cm" svg:height="0.232cm" svg:x="4.322cm" svg:y="3.357cm"><text:p/><draw:enhanced-geometry svg:viewBox="0 0 21600 21600" draw:text-areas="0 ?f0 ?f5 ?f2" draw:type="right-arrow" draw:modifiers="17950.063051702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2" draw:style-name="gr4" draw:text-style-name="P2" svg:width="2.213cm" svg:height="2.08cm" svg:x="3.286cm" svg:y="8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2" draw:style-name="gr4" draw:text-style-name="P2" svg:width="2.213cm" svg:height="2.08cm" svg:x="7.287cm" svg:y="8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2" draw:style-name="gr4" draw:text-style-name="P2" svg:width="2.213cm" svg:height="2.08cm" svg:x="7.287cm" svg:y="1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2" draw:style-name="gr4" draw:text-style-name="P2" svg:width="2.213cm" svg:height="2.08cm" svg:x="3.286cm" svg:y="1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4" draw:style-name="gr5" draw:text-style-name="P4" svg:width="3.119cm" svg:height="0.265cm" svg:x="4.831cm" svg:y="9.357cm"><text:p/><draw:enhanced-geometry svg:viewBox="0 0 21600 21600" draw:text-areas="?f5 ?f1 ?f6 ?f3" draw:type="left-right-arrow" draw:modifiers="3719.45080091533 10728.4768211921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4" draw:style-name="gr5" draw:text-style-name="P4" svg:width="3.119cm" svg:height="0.265cm" svg:x="4.831cm" svg:y="13.358cm"><text:p/><draw:enhanced-geometry svg:viewBox="0 0 21600 21600" draw:text-areas="?f5 ?f1 ?f6 ?f3" draw:type="left-right-arrow" draw:modifiers="3719.45080091533 10728.4768211921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name="Form4" draw:style-name="gr6" draw:text-style-name="P4" svg:width="3.384cm" svg:height="0.265cm" draw:transform="rotate (1.5707963267949) translate (4.24391666666667cm 13.1850694444444cm)"><text:p/><draw:enhanced-geometry svg:viewBox="0 0 21600 21600" draw:text-areas="?f5 ?f1 ?f6 ?f3" draw:type="left-right-arrow" draw:modifiers="3719.45080091533 10728.4768211921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name="Form4" draw:style-name="gr6" draw:text-style-name="P4" svg:width="3.384cm" svg:height="0.265cm" draw:transform="rotate (1.5707963267949) translate (8.24441666666667cm 13.1850694444444cm)"><text:p/><draw:enhanced-geometry svg:viewBox="0 0 21600 21600" draw:text-areas="?f5 ?f1 ?f6 ?f3" draw:type="left-right-arrow" draw:modifiers="3719.45080091533 10728.4768211921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" draw:name="Form4" draw:style-name="gr7" draw:text-style-name="P4" svg:width="4.569cm" svg:height="0.265cm" draw:transform="rotate (0.785398163397448) translate (4.67077777777778cm 13.0069166666667cm)"><text:p/><draw:enhanced-geometry svg:viewBox="0 0 21600 21600" draw:text-areas="?f5 ?f1 ?f6 ?f3" draw:type="left-right-arrow" draw:modifiers="3719.45080091533 10728.4768211921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name="Form4" draw:style-name="gr7" draw:text-style-name="P4" svg:width="4.569cm" svg:height="0.265cm" draw:transform="rotate (2.35619449019234) translate (7.89693055555556cm 13.1991805555556cm)"><text:p/><draw:enhanced-geometry svg:viewBox="0 0 21600 21600" draw:text-areas="?f5 ?f1 ?f6 ?f3" draw:type="left-right-arrow" draw:modifiers="3719.45080091533 10728.4768211921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8:42:51.707594696</meta:creation-date>
    <dc:date>2019-03-16T19:17:37.813222023</dc:date>
    <meta:editing-duration>PT26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